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ple-system, BlinkMacSystemFon" svg:font-family="apple-system, BlinkMacSystemFon" style:font-family-generic="system"/>
    <style:font-face style:name="Menlo, Monaco, Consolas, 'Liber" svg:font-family="Menlo, Monaco, Consolas, 'Libe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" style:parent-style-name="Standard" style:family="paragraph">
      <style:text-properties fo:language="ru" fo:country="RU"/>
    </style:style>
    <style:style style:name="T3" style:parent-style-name="Основнойшрифтабзаца" style:family="text">
      <style:text-properties style:font-name="apple-system, BlinkMacSystemFon" fo:font-weight="normal" style:font-weight-asian="normal" fo:color="#373A3C" fo:language="ru" fo:country="RU"/>
    </style:style>
    <style:style style:name="T4" style:parent-style-name="Основнойшрифтабзаца" style:family="text">
      <style:text-properties style:font-name="apple-system, BlinkMacSystemFon" fo:font-weight="normal" style:font-weight-asian="normal" fo:color="#373A3C"/>
    </style:style>
    <style:style style:name="T5" style:parent-style-name="Основнойшрифтабзаца" style:family="text">
      <style:text-properties style:font-name="apple-system, BlinkMacSystemFon" fo:font-weight="normal" style:font-weight-asian="normal" fo:color="#373A3C" fo:language="ru" fo:country="RU"/>
    </style:style>
    <style:style style:name="P6" style:parent-style-name="Textbody" style:family="paragraph">
      <style:text-properties style:font-name="apple-system, BlinkMacSystemFon" fo:font-weight="bold" style:font-weight-asian="bold" style:font-weight-complex="bold" fo:color="#373A3C" fo:font-size="14pt" style:font-size-asian="14pt" fo:language="ru" fo:country="RU"/>
    </style:style>
    <style:style style:name="T7" style:parent-style-name="Основнойшрифтабзаца" style:family="text">
      <style:text-properties style:font-name="apple-system, BlinkMacSystemFon" fo:color="#373A3C"/>
    </style:style>
    <style:style style:name="T8" style:parent-style-name="Основнойшрифтабзаца" style:family="text">
      <style:text-properties style:font-name="apple-system, BlinkMacSystemFon" fo:color="#373A3C" fo:language="ru" fo:country="RU"/>
    </style:style>
    <style:style style:name="T9" style:parent-style-name="Основнойшрифтабзаца" style:family="text">
      <style:text-properties style:font-name="apple-system, BlinkMacSystemFon" fo:color="#373A3C"/>
    </style:style>
    <style:style style:name="T10" style:parent-style-name="Основнойшрифтабзаца" style:family="text">
      <style:text-properties style:font-name="apple-system, BlinkMacSystemFon" fo:color="#373A3C" fo:language="ru" fo:country="RU"/>
    </style:style>
    <style:style style:name="T11" style:parent-style-name="Основнойшрифтабзаца" style:family="text">
      <style:text-properties style:font-name="apple-system, BlinkMacSystemFon" fo:color="#373A3C"/>
    </style:style>
    <style:style style:name="T12" style:parent-style-name="Основнойшрифтабзаца" style:family="text">
      <style:text-properties style:font-name="apple-system, BlinkMacSystemFon" fo:color="#373A3C" fo:language="ru" fo:country="RU"/>
    </style:style>
    <style:style style:name="T13" style:parent-style-name="Основнойшрифтабзаца" style:family="text">
      <style:text-properties style:font-name="apple-system, BlinkMacSystemFon" fo:color="#373A3C"/>
    </style:style>
    <style:style style:name="T14" style:parent-style-name="Основнойшрифтабзаца" style:family="text">
      <style:text-properties style:font-name="apple-system, BlinkMacSystemFon" fo:color="#373A3C" fo:language="ru" fo:country="RU"/>
    </style:style>
    <style:style style:name="P15" style:parent-style-name="Textbody" style:family="paragraph">
      <style:text-properties fo:language="ru" fo:country="RU"/>
    </style:style>
    <style:style style:name="T16" style:parent-style-name="Основнойшрифтабзаца" style:family="text">
      <style:text-properties style:font-name="apple-system, BlinkMacSystemFon" fo:color="#373A3C" fo:language="ru" fo:country="RU"/>
    </style:style>
    <style:style style:name="T17" style:parent-style-name="Основнойшрифтабзаца" style:family="text">
      <style:text-properties style:font-name="apple-system, BlinkMacSystemFon" fo:color="#373A3C"/>
    </style:style>
    <style:style style:name="T18" style:parent-style-name="Основнойшрифтабзаца" style:family="text">
      <style:text-properties style:font-name="apple-system, BlinkMacSystemFon" fo:color="#373A3C" fo:language="ru" fo:country="RU"/>
    </style:style>
    <style:style style:name="T19" style:parent-style-name="Основнойшрифтабзаца" style:family="text">
      <style:text-properties style:font-name="apple-system, BlinkMacSystemFon" fo:color="#373A3C"/>
    </style:style>
    <style:style style:name="T20" style:parent-style-name="Основнойшрифтабзаца" style:family="text">
      <style:text-properties style:font-name="apple-system, BlinkMacSystemFon" fo:color="#373A3C" fo:language="ru" fo:country="RU"/>
    </style:style>
    <style:style style:name="T21" style:parent-style-name="Основнойшрифтабзаца" style:family="text">
      <style:text-properties style:font-name="apple-system, BlinkMacSystemFon" fo:color="#373A3C"/>
    </style:style>
    <style:style style:name="T22" style:parent-style-name="Основнойшрифтабзаца" style:family="text">
      <style:text-properties style:font-name="apple-system, BlinkMacSystemFon" fo:color="#373A3C" fo:language="ru" fo:country="RU"/>
    </style:style>
    <style:style style:name="T23" style:parent-style-name="Основнойшрифтабзаца" style:family="text">
      <style:text-properties style:font-name="apple-system, BlinkMacSystemFon" fo:color="#373A3C"/>
    </style:style>
    <style:style style:name="T24" style:parent-style-name="Основнойшрифтабзаца" style:family="text">
      <style:text-properties style:font-name="apple-system, BlinkMacSystemFon" fo:color="#373A3C" fo:language="ru" fo:country="RU"/>
    </style:style>
    <style:style style:name="T25" style:parent-style-name="Основнойшрифтабзаца" style:family="text">
      <style:text-properties style:font-name="apple-system, BlinkMacSystemFon" fo:color="#373A3C"/>
    </style:style>
    <style:style style:name="T26" style:parent-style-name="Основнойшрифтабзаца" style:family="text">
      <style:text-properties style:font-name="apple-system, BlinkMacSystemFon" fo:color="#373A3C" fo:language="ru" fo:country="RU"/>
    </style:style>
    <style:style style:name="T27" style:parent-style-name="Основнойшрифтабзаца" style:family="text">
      <style:text-properties style:font-name="apple-system, BlinkMacSystemFon" fo:color="#373A3C"/>
    </style:style>
    <style:style style:name="T28" style:parent-style-name="Основнойшрифтабзаца" style:family="text">
      <style:text-properties style:font-name="apple-system, BlinkMacSystemFon" fo:color="#373A3C" fo:language="ru" fo:country="RU"/>
    </style:style>
    <style:style style:name="T29" style:parent-style-name="Основнойшрифтабзаца" style:family="text">
      <style:text-properties style:font-name="apple-system, BlinkMacSystemFon" fo:color="#373A3C"/>
    </style:style>
    <style:style style:name="T30" style:parent-style-name="Основнойшрифтабзаца" style:family="text">
      <style:text-properties style:font-name="apple-system, BlinkMacSystemFon" fo:color="#373A3C" fo:language="ru" fo:country="RU"/>
    </style:style>
    <style:style style:name="T31" style:parent-style-name="Основнойшрифтабзаца" style:family="text">
      <style:text-properties style:font-name="apple-system, BlinkMacSystemFon" fo:color="#373A3C"/>
    </style:style>
    <style:style style:name="T32" style:parent-style-name="Основнойшрифтабзаца" style:family="text">
      <style:text-properties style:font-name="apple-system, BlinkMacSystemFon" fo:color="#373A3C" fo:language="ru" fo:country="RU"/>
    </style:style>
    <style:style style:name="P33" style:parent-style-name="Textbody" style:family="paragraph">
      <style:text-properties fo:language="ru" fo:country="RU"/>
    </style:style>
    <style:style style:name="P34" style:parent-style-name="Textbody" style:family="paragraph">
      <style:text-properties fo:language="ru" fo:country="RU"/>
    </style:style>
    <style:style style:name="T35" style:parent-style-name="Основнойшрифтабзаца" style:family="text">
      <style:text-properties style:font-name="apple-system, BlinkMacSystemFon" fo:color="#373A3C" fo:font-size="9pt" style:font-size-asian="9pt" style:font-size-complex="9pt"/>
    </style:style>
    <style:style style:name="T36" style:parent-style-name="Основнойшрифтабзаца" style:family="text">
      <style:text-properties style:font-name="apple-system, BlinkMacSystemFon" fo:color="#373A3C" fo:font-size="9pt" style:font-size-asian="9pt" style:font-size-complex="9pt"/>
    </style:style>
    <style:style style:name="P37" style:parent-style-name="Textbody" style:family="paragraph">
      <style:text-properties fo:font-size="9pt" style:font-size-asian="9pt" style:font-size-complex="9pt"/>
    </style:style>
    <style:style style:name="T38" style:parent-style-name="Основнойшрифтабзаца" style:family="text">
      <style:text-properties style:font-name="apple-system, BlinkMacSystemFon" fo:color="#373A3C"/>
    </style:style>
    <style:style style:name="P39" style:parent-style-name="Textbody" style:family="paragraph">
      <style:text-properties style:font-name="apple-system, BlinkMacSystemFon" fo:color="#373A3C" fo:language="ru" fo:country="RU"/>
    </style:style>
    <style:style style:name="P40" style:parent-style-name="Textbody" style:family="paragraph">
      <style:text-properties style:font-name="apple-system, BlinkMacSystemFon" fo:color="#373A3C"/>
    </style:style>
    <style:style style:name="T41" style:parent-style-name="Основнойшрифтабзаца" style:family="text">
      <style:text-properties style:font-name="apple-system, BlinkMacSystemFon" fo:color="#373A3C"/>
    </style:style>
    <style:style style:name="T42" style:parent-style-name="Основнойшрифтабзаца" style:family="text">
      <style:text-properties style:font-name="apple-system, BlinkMacSystemFon" fo:color="#373A3C" fo:language="ru" fo:country="RU"/>
    </style:style>
    <style:style style:name="T43" style:parent-style-name="Основнойшрифтабзаца" style:family="text">
      <style:text-properties style:font-name="apple-system, BlinkMacSystemFon" fo:color="#373A3C" fo:language="ru" fo:country="RU"/>
    </style:style>
    <style:style style:name="T44" style:parent-style-name="Основнойшрифтабзаца" style:family="text">
      <style:text-properties style:font-name="apple-system, BlinkMacSystemFon" fo:color="#373A3C" fo:language="ru" fo:country="RU"/>
    </style:style>
    <style:style style:name="T45" style:parent-style-name="Основнойшрифтабзаца" style:family="text">
      <style:text-properties style:font-name="apple-system, BlinkMacSystemFon" fo:color="#373A3C" fo:language="ru" fo:country="RU"/>
    </style:style>
    <style:style style:name="T46" style:parent-style-name="Основнойшрифтабзаца" style:family="text">
      <style:text-properties style:font-name="apple-system, BlinkMacSystemFon" fo:color="#373A3C" fo:language="ru" fo:country="RU"/>
    </style:style>
    <style:style style:name="T47" style:parent-style-name="Основнойшрифтабзаца" style:family="text">
      <style:text-properties style:font-name="Menlo, Monaco, Consolas, 'Liber" fo:color="#373A3C" fo:font-size="10.5pt" style:font-size-asian="10.5pt" fo:language="ru" fo:country="RU"/>
    </style:style>
    <style:style style:name="T48" style:parent-style-name="Основнойшрифтабзаца" style:family="text">
      <style:text-properties style:font-name="apple-system, BlinkMacSystemFon" fo:color="#373A3C"/>
    </style:style>
    <style:style style:name="T49" style:parent-style-name="Основнойшрифтабзаца" style:family="text">
      <style:text-properties style:font-name="apple-system, BlinkMacSystemFon" fo:color="#373A3C" fo:language="ru" fo:country="RU"/>
    </style:style>
    <style:style style:name="T50" style:parent-style-name="Основнойшрифтабзаца" style:family="text">
      <style:text-properties style:font-name="apple-system, BlinkMacSystemFon" fo:color="#373A3C" fo:language="ru" fo:country="RU"/>
    </style:style>
    <style:style style:name="T51" style:parent-style-name="Основнойшрифтабзаца" style:family="text">
      <style:text-properties style:font-name="apple-system, BlinkMacSystemFon" fo:color="#373A3C" fo:language="ru" fo:country="RU"/>
    </style:style>
    <style:style style:name="P52" style:parent-style-name="Textbody" style:family="paragraph">
      <style:text-properties style:font-name="apple-system, BlinkMacSystemFon" fo:color="#373A3C" fo:language="ru" fo:country="RU"/>
    </style:style>
    <style:style style:name="P53" style:parent-style-name="Textbody" style:family="paragraph">
      <style:text-properties style:font-name="apple-system, BlinkMacSystemFon" fo:color="#373A3C" fo:language="ru" fo:country="RU"/>
    </style:style>
    <style:style style:name="P54" style:parent-style-name="Textbody" style:family="paragraph">
      <style:text-properties style:font-name="apple-system, BlinkMacSystemFon" fo:color="#373A3C" fo:language="ru" fo:country="RU"/>
    </style:style>
    <style:style style:name="P55" style:parent-style-name="Textbody" style:family="paragraph">
      <style:text-properties style:font-name="apple-system, BlinkMacSystemFon" fo:color="#373A3C" fo:language="ru" fo:country="RU"/>
    </style:style>
    <style:style style:name="P56" style:parent-style-name="Textbody" style:family="paragraph">
      <style:text-properties style:font-name="apple-system, BlinkMacSystemFon" fo:color="#373A3C" fo:language="ru" fo:country="RU"/>
    </style:style>
    <style:style style:name="T57" style:parent-style-name="Основнойшрифтабзаца" style:family="text">
      <style:text-properties style:font-name="apple-system, BlinkMacSystemFon" fo:color="#373A3C" fo:language="ru" fo:country="RU"/>
    </style:style>
    <style:style style:name="T58" style:parent-style-name="Основнойшрифтабзаца" style:family="text">
      <style:text-properties style:font-name="apple-system, BlinkMacSystemFon" fo:color="#373A3C"/>
    </style:style>
    <style:style style:name="T59" style:parent-style-name="Основнойшрифтабзаца" style:family="text">
      <style:text-properties style:font-name="apple-system, BlinkMacSystemFon" fo:color="#373A3C" fo:language="ru" fo:country="RU"/>
    </style:style>
    <style:style style:name="P60" style:parent-style-name="Textbody" style:family="paragraph">
      <style:text-properties style:font-name="apple-system, BlinkMacSystemFon" fo:color="#373A3C" fo:language="ru" fo:country="RU"/>
    </style:style>
    <style:style style:name="T61" style:parent-style-name="Основнойшрифтабзаца" style:family="text">
      <style:text-properties style:font-name="apple-system, BlinkMacSystemFon" fo:color="#373A3C"/>
    </style:style>
    <style:style style:name="T62" style:parent-style-name="Основнойшрифтабзаца" style:family="text">
      <style:text-properties style:font-name="apple-system, BlinkMacSystemFon" fo:color="#373A3C" fo:language="ru" fo:country="RU"/>
    </style:style>
    <style:style style:name="T63" style:parent-style-name="Основнойшрифтабзаца" style:family="text">
      <style:text-properties style:font-name="Menlo, Monaco, Consolas, 'Liber" fo:color="#373A3C" fo:font-size="10.5pt" style:font-size-asian="10.5pt" fo:language="ru" fo:country="RU"/>
    </style:style>
    <style:style style:name="T64" style:parent-style-name="Основнойшрифтабзаца" style:family="text">
      <style:text-properties style:font-name="Menlo, Monaco, Consolas, 'Liber" fo:color="#373A3C" fo:font-size="10.5pt" style:font-size-asian="10.5pt" fo:language="ru" fo:country="RU"/>
    </style:style>
    <style:style style:name="T65" style:parent-style-name="Основнойшрифтабзаца" style:family="text">
      <style:text-properties style:font-name="Menlo, Monaco, Consolas, 'Liber" fo:color="#373A3C" fo:font-size="10.5pt" style:font-size-asian="10.5pt" fo:language="ru" fo:country="RU"/>
    </style:style>
    <style:style style:name="T66" style:parent-style-name="Основнойшрифтабзаца" style:family="text">
      <style:text-properties style:font-name="Menlo, Monaco, Consolas, 'Liber" fo:color="#373A3C" fo:font-size="10.5pt" style:font-size-asian="10.5pt" fo:language="ru" fo:country="RU"/>
    </style:style>
    <style:style style:name="T67" style:parent-style-name="Основнойшрифтабзаца" style:family="text">
      <style:text-properties style:font-name="Menlo, Monaco, Consolas, 'Liber" fo:color="#373A3C" fo:font-size="10.5pt" style:font-size-asian="10.5pt" fo:language="ru" fo:country="RU"/>
    </style:style>
    <style:style style:name="T68" style:parent-style-name="Основнойшрифтабзаца" style:family="text">
      <style:text-properties style:font-name="Menlo, Monaco, Consolas, 'Liber" fo:color="#373A3C" fo:font-size="10.5pt" style:font-size-asian="10.5pt" fo:language="ru" fo:country="RU"/>
    </style:style>
    <style:style style:name="T69" style:parent-style-name="Основнойшрифтабзаца" style:family="text">
      <style:text-properties style:font-name="apple-system, BlinkMacSystemFon" fo:color="#373A3C"/>
    </style:style>
    <style:style style:name="T70" style:parent-style-name="Основнойшрифтабзаца" style:family="text">
      <style:text-properties style:font-name="apple-system, BlinkMacSystemFon" fo:color="#373A3C" fo:language="ru" fo:country="RU"/>
    </style:style>
    <style:style style:name="T71" style:parent-style-name="Основнойшрифтабзаца" style:family="text">
      <style:text-properties style:font-name="apple-system, BlinkMacSystemFon" fo:color="#373A3C" fo:language="ru" fo:country="RU"/>
    </style:style>
    <style:style style:name="T72" style:parent-style-name="Основнойшрифтабзаца" style:family="text">
      <style:text-properties style:font-name="apple-system, BlinkMacSystemFon" fo:color="#373A3C" fo:language="ru" fo:country="RU"/>
    </style:style>
    <style:style style:name="T73" style:parent-style-name="Основнойшрифтабзаца" style:family="text">
      <style:text-properties style:font-name="apple-system, BlinkMacSystemFon" fo:color="#373A3C" fo:language="ru" fo:country="RU"/>
    </style:style>
    <style:style style:name="T74" style:parent-style-name="Основнойшрифтабзаца" style:family="text">
      <style:text-properties style:font-name="apple-system, BlinkMacSystemFon" fo:color="#373A3C" fo:language="ru" fo:country="RU"/>
    </style:style>
    <style:style style:name="T75" style:parent-style-name="Основнойшрифтабзаца" style:family="text">
      <style:text-properties style:font-name="apple-system, BlinkMacSystemFon" fo:color="#373A3C" fo:language="ru" fo:country="RU"/>
    </style:style>
    <style:style style:name="T76" style:parent-style-name="Основнойшрифтабзаца" style:family="text">
      <style:text-properties style:font-name="apple-system, BlinkMacSystemFon" fo:color="#373A3C" fo:language="ru" fo:country="RU"/>
    </style:style>
    <style:style style:name="T77" style:parent-style-name="Основнойшрифтабзаца" style:family="text">
      <style:text-properties style:font-name="apple-system, BlinkMacSystemFon" fo:color="#373A3C" fo:language="ru" fo:country="RU"/>
    </style:style>
    <style:style style:name="T78" style:parent-style-name="Основнойшрифтабзаца" style:family="text">
      <style:text-properties style:font-name="apple-system, BlinkMacSystemFon" fo:color="#373A3C" fo:language="ru" fo:country="RU"/>
    </style:style>
    <style:style style:name="T79" style:parent-style-name="Основнойшрифтабзаца" style:family="text">
      <style:text-properties style:font-name="apple-system, BlinkMacSystemFon" fo:color="#373A3C" fo:language="ru" fo:country="RU"/>
    </style:style>
    <style:style style:name="P80" style:parent-style-name="Textbody" style:family="paragraph">
      <style:text-properties style:font-name="apple-system, BlinkMacSystemFon" fo:color="#373A3C" fo:language="ru" fo:country="RU"/>
    </style:style>
    <style:style style:name="P81" style:parent-style-name="Textbody" style:family="paragraph">
      <style:text-properties style:font-name="apple-system, BlinkMacSystemFon" fo:color="#373A3C" fo:language="ru" fo:country="RU"/>
    </style:style>
    <style:style style:name="T82" style:parent-style-name="Основнойшрифтабзаца" style:family="text">
      <style:text-properties style:font-name="apple-system, BlinkMacSystemFon" fo:color="#373A3C" fo:language="ru" fo:country="RU"/>
    </style:style>
    <style:style style:name="T83" style:parent-style-name="Основнойшрифтабзаца" style:family="text">
      <style:text-properties style:font-name="apple-system, BlinkMacSystemFon" fo:color="#373A3C"/>
    </style:style>
    <style:style style:name="T84" style:parent-style-name="Основнойшрифтабзаца" style:family="text">
      <style:text-properties style:font-name="apple-system, BlinkMacSystemFon" fo:color="#373A3C" fo:language="ru" fo:country="RU"/>
    </style:style>
    <style:style style:name="T85" style:parent-style-name="Основнойшрифтабзаца" style:family="text">
      <style:text-properties style:font-name="apple-system, BlinkMacSystemFon" fo:color="#373A3C" fo:language="ru" fo:country="RU"/>
    </style:style>
    <style:style style:name="T86" style:parent-style-name="Основнойшрифтабзаца" style:family="text">
      <style:text-properties style:font-name="apple-system, BlinkMacSystemFon" fo:color="#373A3C"/>
    </style:style>
    <style:style style:name="T87" style:parent-style-name="Основнойшрифтабзаца" style:family="text">
      <style:text-properties style:font-name="apple-system, BlinkMacSystemFon" fo:color="#373A3C" fo:language="ru" fo:country="RU"/>
    </style:style>
    <style:style style:name="T88" style:parent-style-name="Основнойшрифтабзаца" style:family="text">
      <style:text-properties style:font-name="apple-system, BlinkMacSystemFon" fo:color="#373A3C"/>
    </style:style>
    <style:style style:name="T89" style:parent-style-name="Основнойшрифтабзаца" style:family="text">
      <style:text-properties style:font-name="apple-system, BlinkMacSystemFon" fo:color="#373A3C" fo:language="ru" fo:country="RU"/>
    </style:style>
    <style:style style:name="T90" style:parent-style-name="Основнойшрифтабзаца" style:family="text">
      <style:text-properties style:font-name="apple-system, BlinkMacSystemFon" fo:color="#373A3C"/>
    </style:style>
    <style:style style:name="T91" style:parent-style-name="Основнойшрифтабзаца" style:family="text">
      <style:text-properties style:font-name="apple-system, BlinkMacSystemFon" fo:color="#373A3C" fo:language="ru" fo:country="RU"/>
    </style:style>
    <style:style style:name="T92" style:parent-style-name="Основнойшрифтабзаца" style:family="text">
      <style:text-properties style:font-name="apple-system, BlinkMacSystemFon" fo:color="#373A3C"/>
    </style:style>
    <style:style style:name="T93" style:parent-style-name="Основнойшрифтабзаца" style:family="text">
      <style:text-properties style:font-name="apple-system, BlinkMacSystemFon" fo:color="#373A3C" fo:language="ru" fo:country="RU"/>
    </style:style>
    <style:style style:name="T94" style:parent-style-name="Основнойшрифтабзаца" style:family="text">
      <style:text-properties style:font-name="apple-system, BlinkMacSystemFon" fo:color="#373A3C"/>
    </style:style>
    <style:style style:name="T95" style:parent-style-name="Основнойшрифтабзаца" style:family="text">
      <style:text-properties style:font-name="apple-system, BlinkMacSystemFon" fo:color="#373A3C" fo:language="ru" fo:country="RU"/>
    </style:style>
    <style:style style:name="T96" style:parent-style-name="Основнойшрифтабзаца" style:family="text">
      <style:text-properties style:font-name="apple-system, BlinkMacSystemFon" fo:color="#373A3C" fo:language="ru" fo:country="RU"/>
    </style:style>
    <style:style style:name="T97" style:parent-style-name="Основнойшрифтабзаца" style:family="text">
      <style:text-properties style:font-name="apple-system, BlinkMacSystemFon" fo:color="#373A3C" fo:language="ru" fo:country="RU"/>
    </style:style>
    <style:style style:name="T98" style:parent-style-name="Основнойшрифтабзаца" style:family="text">
      <style:text-properties style:font-name="apple-system, BlinkMacSystemFon" fo:color="#373A3C" fo:language="ru" fo:country="RU"/>
    </style:style>
    <style:style style:name="T99" style:parent-style-name="Основнойшрифтабзаца" style:family="text">
      <style:text-properties style:font-name="apple-system, BlinkMacSystemFon" fo:color="#373A3C" fo:language="ru" fo:country="RU"/>
    </style:style>
    <style:style style:name="T100" style:parent-style-name="Основнойшрифтабзаца" style:family="text">
      <style:text-properties style:font-name="apple-system, BlinkMacSystemFon" fo:color="#373A3C" fo:language="ru" fo:country="RU"/>
    </style:style>
    <style:style style:name="P101" style:parent-style-name="Textbody" style:family="paragraph">
      <style:text-properties style:font-name="apple-system, BlinkMacSystemFon" fo:color="#373A3C" fo:language="ru" fo:country="RU"/>
    </style:style>
    <style:style style:name="T102" style:parent-style-name="Основнойшрифтабзаца" style:family="text">
      <style:text-properties style:font-name="apple-system, BlinkMacSystemFon" fo:color="#373A3C" fo:language="ru" fo:country="RU"/>
    </style:style>
    <style:style style:name="T103" style:parent-style-name="Основнойшрифтабзаца" style:family="text">
      <style:text-properties style:font-name="apple-system, BlinkMacSystemFon" fo:color="#373A3C"/>
    </style:style>
    <style:style style:name="T104" style:parent-style-name="Основнойшрифтабзаца" style:family="text">
      <style:text-properties style:font-name="apple-system, BlinkMacSystemFon" fo:color="#373A3C" fo:language="ru" fo:country="RU"/>
    </style:style>
    <style:style style:name="T105" style:parent-style-name="Основнойшрифтабзаца" style:family="text">
      <style:text-properties style:font-name="apple-system, BlinkMacSystemFon" fo:color="#373A3C"/>
    </style:style>
    <style:style style:name="T106" style:parent-style-name="Основнойшрифтабзаца" style:family="text">
      <style:text-properties style:font-name="apple-system, BlinkMacSystemFon" fo:color="#373A3C" fo:language="ru" fo:country="RU"/>
    </style:style>
    <style:style style:name="T107" style:parent-style-name="Основнойшрифтабзаца" style:family="text">
      <style:text-properties style:font-name="apple-system, BlinkMacSystemFon" fo:color="#373A3C" fo:language="ru" fo:country="RU"/>
    </style:style>
    <style:style style:name="T108" style:parent-style-name="Основнойшрифтабзаца" style:family="text">
      <style:text-properties style:font-name="apple-system, BlinkMacSystemFon" fo:color="#373A3C"/>
    </style:style>
    <style:style style:name="T109" style:parent-style-name="Основнойшрифтабзаца" style:family="text">
      <style:text-properties style:font-name="apple-system, BlinkMacSystemFon" fo:color="#373A3C" fo:language="ru" fo:country="RU"/>
    </style:style>
    <style:style style:name="T110" style:parent-style-name="Основнойшрифтабзаца" style:family="text">
      <style:text-properties style:font-name="apple-system, BlinkMacSystemFon" fo:color="#373A3C"/>
    </style:style>
    <style:style style:name="T111" style:parent-style-name="Основнойшрифтабзаца" style:family="text">
      <style:text-properties style:font-name="apple-system, BlinkMacSystemFon" fo:color="#373A3C" fo:language="ru" fo:country="RU"/>
    </style:style>
    <style:style style:name="P112" style:parent-style-name="Textbody" style:family="paragraph">
      <style:text-properties style:font-name="apple-system, BlinkMacSystemFon" fo:color="#373A3C" fo:language="ru" fo:country="RU"/>
    </style:style>
    <style:style style:name="T113" style:parent-style-name="Основнойшрифтабзаца" style:family="text">
      <style:text-properties style:font-name="apple-system, BlinkMacSystemFon" fo:color="#373A3C" fo:language="ru" fo:country="RU"/>
    </style:style>
    <style:style style:name="T114" style:parent-style-name="Основнойшрифтабзаца" style:family="text">
      <style:text-properties style:font-name="apple-system, BlinkMacSystemFon" fo:color="#373A3C"/>
    </style:style>
    <style:style style:name="T115" style:parent-style-name="Основнойшрифтабзаца" style:family="text">
      <style:text-properties style:font-name="apple-system, BlinkMacSystemFon" fo:color="#373A3C" fo:language="ru" fo:country="RU"/>
    </style:style>
    <style:style style:name="T116" style:parent-style-name="Основнойшрифтабзаца" style:family="text">
      <style:text-properties style:font-name="apple-system, BlinkMacSystemFon" fo:color="#373A3C" fo:language="ru" fo:country="RU"/>
    </style:style>
    <style:style style:name="T117" style:parent-style-name="Основнойшрифтабзаца" style:family="text">
      <style:text-properties style:font-name="apple-system, BlinkMacSystemFon" fo:color="#373A3C"/>
    </style:style>
    <style:style style:name="T118" style:parent-style-name="Основнойшрифтабзаца" style:family="text">
      <style:text-properties style:font-name="apple-system, BlinkMacSystemFon" fo:color="#373A3C" fo:language="ru" fo:country="RU"/>
    </style:style>
    <style:style style:name="T119" style:parent-style-name="Основнойшрифтабзаца" style:family="text">
      <style:text-properties style:font-name="apple-system, BlinkMacSystemFon" fo:color="#373A3C"/>
    </style:style>
    <style:style style:name="T120" style:parent-style-name="Основнойшрифтабзаца" style:family="text">
      <style:text-properties style:font-name="apple-system, BlinkMacSystemFon" fo:color="#373A3C" fo:language="ru" fo:country="RU"/>
    </style:style>
    <style:style style:name="T121" style:parent-style-name="Основнойшрифтабзаца" style:family="text">
      <style:text-properties style:font-name="apple-system, BlinkMacSystemFon" fo:color="#373A3C"/>
    </style:style>
    <style:style style:name="T122" style:parent-style-name="Основнойшрифтабзаца" style:family="text">
      <style:text-properties style:font-name="apple-system, BlinkMacSystemFon" fo:color="#373A3C" fo:language="ru" fo:country="RU"/>
    </style:style>
    <style:style style:name="T123" style:parent-style-name="Основнойшрифтабзаца" style:family="text">
      <style:text-properties style:font-name="apple-system, BlinkMacSystemFon" fo:color="#373A3C"/>
    </style:style>
    <style:style style:name="T124" style:parent-style-name="Основнойшрифтабзаца" style:family="text">
      <style:text-properties style:font-name="apple-system, BlinkMacSystemFon" fo:color="#373A3C" fo:language="ru" fo:country="RU"/>
    </style:style>
    <style:style style:name="P125" style:parent-style-name="Textbody" style:family="paragraph">
      <style:text-properties style:font-name="apple-system, BlinkMacSystemFon" fo:color="#373A3C" fo:language="ru" fo:country="RU"/>
    </style:style>
    <style:style style:name="T126" style:parent-style-name="Основнойшрифтабзаца" style:family="text">
      <style:text-properties style:font-name="apple-system, BlinkMacSystemFon" fo:color="#373A3C" fo:language="ru" fo:country="RU"/>
    </style:style>
  </office:automatic-styles>
  <office:body>
    <office:text text:use-soft-page-breaks="true">
      <text:p text:style-name="P1">Задачи с 19 го по 25 апреля</text:p>
      <text:p text:style-name="P2"/>
      <text:h text:style-name="Заголовок4" text:outline-level="4"><text:span text:style-name="T3">1 «Дележ яблок» (</text:span><text:span text:style-name="T4">easy</text:span><text:span text:style-name="T5"><text:s/>1)</text:span></text:h>
      <text:p text:style-name="P6"/>
      <text:p text:style-name="Textbody"><text:span text:style-name="T7">n</text:span><text:span text:style-name="T8"><text:s/>школьников делят<text:s/></text:span><text:span text:style-name="T9">k</text:span><text:span text:style-name="T10"><text:s/>яблок поровну, неделящийся остаток остается в корзинке. Сколько яблок достанется каждому школьнику? Сколько яблок останется в корзинке? Программа получает на вход числа<text:s/></text:span><text:span text:style-name="T11">n</text:span><text:span text:style-name="T12"><text:s/>и<text:s/></text:span><text:span text:style-name="T13">k</text:span><text:span text:style-name="T14"><text:s/>и должна вывести искомое количество яблок (два числа).</text:span></text:p>
      <text:p text:style-name="P15"/>
      <text:p text:style-name="Textbody"><text:span text:style-name="T16"># Число<text:s/></text:span><text:span text:style-name="T17">n</text:span><text:span text:style-name="T18"><text:s/>и<text:s/></text:span><text:span text:style-name="T19">k</text:span><text:span text:style-name="T20"><text:s/>можно считать так:</text:span></text:p>
      <text:p text:style-name="Textbody"><text:span text:style-name="T21">k</text:span><text:span text:style-name="T22"><text:s/>=<text:s/></text:span><text:span text:style-name="T23">int</text:span><text:span text:style-name="T24">(</text:span><text:span text:style-name="T25">input</text:span><text:span text:style-name="T26">()) #кол-во людей</text:span></text:p>
      <text:p text:style-name="Textbody"><text:span text:style-name="T27">n</text:span><text:span text:style-name="T28"><text:s/>=<text:s/></text:span><text:span text:style-name="T29">int</text:span><text:span text:style-name="T30">(</text:span><text:span text:style-name="T31">input</text:span><text:span text:style-name="T32">()) # кол-во яблок</text:span></text:p>
      <text:p text:style-name="P33"/>
      <text:p text:style-name="P34"/>
      <text:p text:style-name="Textbody"><text:span text:style-name="T35">INPUT: <text:s text:c="3"/>6 50; <text:s text:c="2"/>5 25; <text:s/>1 10; <text:s text:c="2"/>4 2;</text:span></text:p>
      <text:p text:style-name="Textbody"><text:span text:style-name="T36">OUTPUT: 8 2; <text:s text:c="4"/>5 0; <text:s text:c="3"/>10 0; <text:s text:c="2"/>0 2;</text:span></text:p>
      <text:p text:style-name="P37"/>
      <text:p text:style-name="Textbody"><text:span text:style-name="T38">2 Задача «Парты» (easy 2)</text:span></text:p>
      <text:p text:style-name="P39">В школе решили набрать три новых математических класса. Так как занятия по математике у них проходят в одно и то же время, было решено выделить кабинет для каждого класса и купить в них новые парты. За каждой партой может сидеть не больше двух учеников. Известно количество учащихся в каждом из трёх классов. Сколько всего нужно закупить парт чтобы их хватило на всех учеников? Программа получает на вход три натуральных числа: количество учащихся в каждом из трех классов.</text:p>
      <text:p text:style-name="P40">Вывести ответ с помощи fстрингов</text:p>
      <text:p text:style-name="Textbody"><text:span text:style-name="T41">INPUT</text:span><text:span text:style-name="T42">: <text:s text:c="4"/>20 21 22; <text:s text:c="2"/></text:span><text:span text:style-name="T43"><text:tab/></text:span><text:span text:style-name="T44"><text:tab/>26 20 16;</text:span><text:span text:style-name="T45"><text:tab/></text:span><text:span text:style-name="T46"><text:tab/></text:span><text:span text:style-name="T47">17 19 18</text:span></text:p>
      <text:p text:style-name="Textbody"><text:span text:style-name="T48">OUTPUT</text:span><text:span text:style-name="T49">: <text:s/>нужно 32 парт;</text:span><text:span text:style-name="T50"><text:tab/>нужно 31 парт;</text:span><text:span text:style-name="T51"><text:tab/>нужно 28 парт</text:span></text:p>
      <text:p text:style-name="P52"/>
      <text:p text:style-name="P53"/>
      <text:p text:style-name="P54"/>
      <text:p text:style-name="P55"/>
      <text:p text:style-name="P56"/>
      <text:p text:style-name="Textbody"><text:span text:style-name="T57">3 <text:s/>«Сколько совпадает чисел» (</text:span><text:span text:style-name="T58">easy</text:span><text:span text:style-name="T59"><text:s/>2)</text:span></text:p>
      <text:p text:style-name="P60">Даны три целых числа. Определите, сколько среди них совпадающих. Программа должна вывести одно из чисел: 3 (если все совпадают), 2 (если два совпадает) или 0 (если все числа различны).</text:p>
      <text:p text:style-name="Textbody"><text:span text:style-name="T61">INPUT</text:span><text:span text:style-name="T62">: <text:s text:c="2"/></text:span><text:span text:style-name="T63">10 5 10; <text:s text:c="2"/>17 17 -9;<text:s/></text:span><text:span text:style-name="T64"><text:tab/></text:span><text:span text:style-name="T65"><text:s text:c="11"/></text:span><text:span text:style-name="T66">5 2 4;</text:span><text:span text:style-name="T67"><text:tab/></text:span><text:span text:style-name="T68"><text:tab/>77 77 77</text:span></text:p>
      <text:p text:style-name="Textbody"><text:span text:style-name="T69">OUTPUT</text:span><text:span text:style-name="T70">: <text:s/>2;</text:span><text:span text:style-name="T71"><text:tab/></text:span><text:span text:style-name="T72"><text:s text:c="10"/></text:span><text:span text:style-name="T73">2;</text:span><text:span text:style-name="T74"><text:tab/></text:span><text:span text:style-name="T75"><text:tab/>0;</text:span><text:span text:style-name="T76"><text:tab/></text:span><text:span text:style-name="T77"><text:tab/></text:span><text:span text:style-name="T78"><text:s text:c="5"/></text:span><text:span text:style-name="T79">3</text:span></text:p>
      <text:p text:style-name="P80"/>
      <text:p text:style-name="P81"/>
      <text:p text:style-name="Textbody"><text:span text:style-name="T82">4 «Количество нулей» (</text:span><text:span text:style-name="T83">easy</text:span><text:span text:style-name="T84"><text:s/>2)</text:span></text:p>
      <text:p text:style-name="Textbody"><text:span text:style-name="T85">Дано<text:s/></text:span><text:span text:style-name="T86">N</text:span><text:span text:style-name="T87"><text:s/>чисел: сначала вводится число<text:s/></text:span><text:span text:style-name="T88">N</text:span><text:span text:style-name="T89">, затем вводится ровно<text:s/></text:span><text:span text:style-name="T90">N</text:span><text:span text:style-name="T91"><text:s/>целых чисел. Подсчитайте количество нулей среди введенных чисел и выведите это количество. Вам нужно подсчитать количество чисел, равных нулю, а не количество цифр.</text:span></text:p>
      <text:p text:style-name="Textbody"><text:span text:style-name="T92">INPUT</text:span><text:span text:style-name="T93">: <text:s text:c="3"/>5 0 700 0 200 2; <text:s text:c="2"/>4 1 2 3 4; <text:s text:c="3"/>5 0 0 0 0 0;</text:span></text:p>
      <text:p text:style-name="Textbody"><text:span text:style-name="T94">OUTPUT</text:span><text:span text:style-name="T95">: <text:s text:c="2"/>2;</text:span><text:span text:style-name="T96"><text:tab/></text:span><text:span text:style-name="T97"><text:tab/></text:span><text:span text:style-name="T98"><text:tab/>0;</text:span><text:span text:style-name="T99"><text:tab/></text:span><text:span text:style-name="T100"><text:tab/>5;</text:span></text:p>
      <text:p text:style-name="P101"/>
      <text:p text:style-name="Textbody"><text:span text:style-name="T102">5 Работа с<text:s/></text:span><text:span text:style-name="T103">txt</text:span><text:span text:style-name="T104"><text:s/>файлом (</text:span><text:span text:style-name="T105">medium</text:span><text:span text:style-name="T106">)</text:span></text:p>
      <text:p text:style-name="Textbody"><text:span text:style-name="T107">Посмотрите как можно написать в файл слова в питоне. Запишите в файл<text:s/></text:span><text:span text:style-name="T108">hello</text:span><text:span text:style-name="T109">.</text:span><text:span text:style-name="T110">txt</text:span><text:span text:style-name="T111"><text:s/>100 раз слово “Я программист”</text:span></text:p>
      <text:p text:style-name="P112"/>
      <text:p text:style-name="Textbody"><text:span text:style-name="T113">6 Читаем файл (</text:span><text:span text:style-name="T114">medium</text:span><text:span text:style-name="T115">)</text:span></text:p>
      <text:p text:style-name="Textbody"><text:span text:style-name="T116">Есть файл<text:s/></text:span><text:span text:style-name="T117">teamname</text:span><text:span text:style-name="T118">.</text:span><text:span text:style-name="T119">txt</text:span><text:span text:style-name="T120"><text:s/>нужно оттуда посчитать сколько раз внутри было написано слово<text:s/></text:span><text:span text:style-name="T121">ElonMars</text:span><text:span text:style-name="T122"><text:s/>именно таким образом (то есть двумя большими буквами) и сколько раз в целом было это слово (то есть слова как<text:s/></text:span><text:span text:style-name="T123">ElONmArs</text:span><text:span text:style-name="T124"><text:s/>и т.д. )</text:span></text:p>
      <text:p text:style-name="P125"/>
      <text:p text:style-name="Textbody"><text:span text:style-name="T126">Как закончите запуште и напишите мне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ple-system, BlinkMacSystemFon" svg:font-family="apple-system, BlinkMacSystemFon" style:font-family-generic="system"/>
    <style:font-face style:name="Menlo, Monaco, Consolas, 'Liber" svg:font-family="Menlo, Monaco, Consolas, 'Libe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RLINECOMP.KZ</meta:initial-creator>
    <dc:creator>STARLINECOMP.KZ</dc:creator>
    <meta:creation-date>2021-04-19T18:31:00Z</meta:creation-date>
    <dc:date>2021-04-20T20:47:00Z</dc:date>
    <meta:template xlink:href="Normal.dotm" xlink:type="simple"/>
    <meta:editing-cycles>2</meta:editing-cycles>
    <meta:editing-duration>PT23280S</meta:editing-duration>
    <meta:document-statistic meta:page-count="1" meta:paragraph-count="4" meta:word-count="328" meta:character-count="2196" meta:row-count="15" meta:non-whitespace-character-count="1872"/>
  </office:meta>
</office:document-meta>
</file>